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.067cm" svg:height="15.538cm" svg:x="9.334cm" svg:y="1.355cm">
            <draw:object draw:notify-on-update-of-ranges="Sheet1.A1:Sheet1.A1 Sheet1.A2:Sheet1.A21 Sheet1.B1:Sheet1.B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gion sizes</text:p>
          </table:table-cell>
          <table:table-cell office:value-type="string" calcext:value-type="string">
            <text:p>gb/s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97.98819" calcext:value-type="float">
            <text:p>497.9881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92.311917" calcext:value-type="float">
            <text:p>492.31191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96.483679" calcext:value-type="float">
            <text:p>496.4836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97.328908" calcext:value-type="float">
            <text:p>497.32890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99.280054" calcext:value-type="float">
            <text:p>499.28005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97.49468" calcext:value-type="float">
            <text:p>497.4946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19.57113" calcext:value-type="float">
            <text:p>219.5711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19.732952" calcext:value-type="float">
            <text:p>219.73295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19.575282" calcext:value-type="float">
            <text:p>219.57528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13.421655" calcext:value-type="float">
            <text:p>213.42165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11.231777" calcext:value-type="float">
            <text:p>211.23177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91.968994" calcext:value-type="float">
            <text:p>191.9689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96.607155" calcext:value-type="float">
            <text:p>96.60715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4.333114" calcext:value-type="float">
            <text:p>94.33311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91.560283" calcext:value-type="float">
            <text:p>91.56028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8.639311" calcext:value-type="float">
            <text:p>58.639311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35.343636" calcext:value-type="float">
            <text:p>35.343636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31.340603" calcext:value-type="float">
            <text:p>31.340603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29.835983" calcext:value-type="float">
            <text:p>29.835983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9.396278" calcext:value-type="float">
            <text:p>29.396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0:33:54.847000000</meta:creation-date>
    <dc:date>2025-01-24T10:38:50.276000000</dc:date>
    <meta:editing-duration>PT4M55S</meta:editing-duration>
    <meta:editing-cycles>1</meta:editing-cycles>
    <meta:document-statistic meta:table-count="1" meta:cell-count="42" meta:object-count="1"/>
    <meta:generator>LibreOffice/24.2.3.2$Windows_X86_64 LibreOffice_project/433d9c2ded56988e8a90e6b2e771ee4e6a5ab2b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068cm" svg:height="15.539cm" xlink:href=".." xlink:type="simple" chart:class="chart:line" chart:style-name="ch1">
        <chart:legend chart:legend-position="end" svg:x="28.089cm" svg:y="7.47cm" style:legend-expansion="high" chart:style-name="ch2"/>
        <chart:plot-area chart:style-name="ch3" table:cell-range-address="Sheet1.A1:Sheet1.B21" chart:data-source-has-labels="both" svg:x="0.601cm" svg:y="0.31cm" svg:width="26.887cm" svg:height="14.919cm">
          <chart:coordinate-region svg:x="1.408cm" svg:y="0.509cm" svg:width="25.94cm" svg:height="12.973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b/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:Sheet1.A21</svg:desc>
                </draw:g>
              </table:table-cell>
              <table:table-cell office:value-type="float" office:value="497.98819">
                <text:p>497.98819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92.311917">
                <text:p>492.31191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96.483679">
                <text:p>496.48367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97.328908">
                <text:p>497.32890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99.280054">
                <text:p>499.28005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97.49468">
                <text:p>497.4946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19.57113">
                <text:p>219.5711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19.732952">
                <text:p>219.73295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19.575282">
                <text:p>219.57528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13.421655">
                <text:p>213.42165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11.231777">
                <text:p>211.23177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91.968994">
                <text:p>191.96899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6.607155">
                <text:p>96.60715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94.333114">
                <text:p>94.33311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91.560283">
                <text:p>91.56028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58.639311">
                <text:p>58.639311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35.343636">
                <text:p>35.343636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31.340603">
                <text:p>31.340603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9.835983">
                <text:p>29.835983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29.396278">
                <text:p>29.396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